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27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26"/>
    <style:style style:name="ce10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2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18583333333333cm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4.15395833333333cm" style:use-optimal-column-width="true"/>
    </style:style>
    <style:style style:name="co4" style:family="table-column">
      <style:table-column-properties fo:break-before="auto" style:column-width="5.97958333333333cm"/>
    </style:style>
    <style:style style:name="co5" style:family="table-column">
      <style:table-column-properties fo:break-before="auto" style:column-width="15.4516666666667cm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4.18041666666667cm" style:use-optimal-column-width="true"/>
    </style:style>
    <style:style style:name="co10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Bio Id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TR</text:p>
          </table:table-cell>
          <table:table-cell table:style-name="ce1"/>
          <table:table-cell table:style-name="ce2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10">
            <text:p>`01/09/2023</text:p>
          </table:table-cell>
          <table:table-cell office:value-type="string" table:style-name="ce11">
            <text:p>`7:10:58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10">
            <text:p>`01/09/2023</text:p>
          </table:table-cell>
          <table:table-cell office:value-type="string" table:style-name="ce11">
            <text:p>`7:59:16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10">
            <text:p>`01/09/2023</text:p>
          </table:table-cell>
          <table:table-cell office:value-type="string" table:style-name="ce11">
            <text:p>`7:59:17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10">
            <text:p>`01/09/2023</text:p>
          </table:table-cell>
          <table:table-cell office:value-type="string" table:style-name="ce11">
            <text:p>`8:06:24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10">
            <text:p>`01/09/2023</text:p>
          </table:table-cell>
          <table:table-cell office:value-type="string" table:style-name="ce11">
            <text:p>`8:12:57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string" table:style-name="ce10">
            <text:p>`01/09/2023</text:p>
          </table:table-cell>
          <table:table-cell office:value-type="string" table:style-name="ce11">
            <text:p>`12:02:33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10">
            <text:p>`01/09/2023</text:p>
          </table:table-cell>
          <table:table-cell office:value-type="string" table:style-name="ce11">
            <text:p>`12:11:46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string" table:style-name="ce10">
            <text:p>`01/09/2023</text:p>
          </table:table-cell>
          <table:table-cell office:value-type="string" table:style-name="ce11">
            <text:p>`12:35:5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string" table:style-name="ce10">
            <text:p>`01/09/2023</text:p>
          </table:table-cell>
          <table:table-cell office:value-type="string" table:style-name="ce11">
            <text:p>`1:03:56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string" table:style-name="ce10">
            <text:p>`01/09/2023</text:p>
          </table:table-cell>
          <table:table-cell office:value-type="string" table:style-name="ce11">
            <text:p>`5:36:4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string" table:style-name="ce10">
            <text:p>`01/09/2023</text:p>
          </table:table-cell>
          <table:table-cell office:value-type="string" table:style-name="ce11">
            <text:p>`5:41:12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0">
            <text:p>`04/09/2023</text:p>
          </table:table-cell>
          <table:table-cell office:value-type="string" table:style-name="ce11">
            <text:p>`12:01:2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0">
            <text:p>`04/09/2023</text:p>
          </table:table-cell>
          <table:table-cell office:value-type="string" table:style-name="ce11">
            <text:p>`12:01:5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0">
            <text:p>`04/09/2023</text:p>
          </table:table-cell>
          <table:table-cell office:value-type="string" table:style-name="ce11">
            <text:p>`12:24:4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0">
            <text:p>`04/09/2023</text:p>
          </table:table-cell>
          <table:table-cell office:value-type="string" table:style-name="ce11">
            <text:p>`12:40:45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0">
            <text:p>`04/09/2023</text:p>
          </table:table-cell>
          <table:table-cell office:value-type="string" table:style-name="ce11">
            <text:p>`12:59:2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0">
            <text:p>`04/09/2023</text:p>
          </table:table-cell>
          <table:table-cell office:value-type="string" table:style-name="ce11">
            <text:p>`5:30:55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0">
            <text:p>`04/09/2023</text:p>
          </table:table-cell>
          <table:table-cell office:value-type="string" table:style-name="ce11">
            <text:p>`5:32:38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0">
            <text:p>`04/09/2023</text:p>
          </table:table-cell>
          <table:table-cell office:value-type="string" table:style-name="ce11">
            <text:p>`5:35:0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0">
            <text:p>`04/09/2023</text:p>
          </table:table-cell>
          <table:table-cell office:value-type="string" table:style-name="ce11">
            <text:p>`5:35:4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0">
            <text:p>`04/09/2023</text:p>
          </table:table-cell>
          <table:table-cell office:value-type="string" table:style-name="ce11">
            <text:p>`8:17:13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7:45:31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7:45:32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8:04:58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8:04:59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8:14:02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8:21:38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8:25:43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12:01:05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12:02:26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12:04:1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12:34:11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12:57:53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1:00:02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5:30:5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5:32:05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5:38:0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5:49:15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0">
            <text:p>`05/09/2023</text:p>
          </table:table-cell>
          <table:table-cell office:value-type="string" table:style-name="ce11">
            <text:p>`8:16:0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7:36:08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7:55:32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7:55:33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8:11:40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8:25:45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8:31:22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12:00:41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12:02:06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12:02:28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12:46:5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12:51:5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12:56:58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3:27:51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5:30:42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5:32:1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5:41:35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5:44:5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5:50:52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5:50:52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0">
            <text:p>`06/09/2023</text:p>
          </table:table-cell>
          <table:table-cell office:value-type="string" table:style-name="ce11">
            <text:p>`8:16:1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7:50:21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7:55:51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7:55:52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7:59:54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7:59:55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8:14:11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8:25:24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8:25:29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12:00:4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12:02:38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12:02:4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12:34:42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1:00:56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1:06:08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5:30:5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5:32:43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5:35:16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5:39:3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5:41:1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0">
            <text:p>`07/09/2023</text:p>
          </table:table-cell>
          <table:table-cell office:value-type="string" table:style-name="ce11">
            <text:p>`8:15:4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7:43:33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8:09:10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8:09:45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8:09:45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8:11:54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8:24:03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8:24:06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12:00:1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12:02:4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12:07:13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12:36:4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12:45:5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1:06:1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5:30:3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5:33:0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5:33:55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5:33:56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5:36:15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0">
            <text:p>`08/09/2023</text:p>
          </table:table-cell>
          <table:table-cell office:value-type="string" table:style-name="ce11">
            <text:p>`8:15:1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7:48:41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7:59:37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8:07:41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8:20:18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8:26:24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8:36:33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12:01:0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12:02:13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12:05:4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12:05:4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12:05:52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12:38:5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12:57:38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1:03:15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5:31:1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5:33:13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5:33:23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5:33:2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5:33:4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5:39:3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10">
            <text:p>`11/09/2023</text:p>
          </table:table-cell>
          <table:table-cell office:value-type="string" table:style-name="ce11">
            <text:p>`8:15:02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7:43:59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7:55:05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7:55:05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8:03:23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8:05:51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8:12:22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8:31:22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12:00:56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12:01:18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12:02:0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12:08:3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12:41:23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12:54:1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1:00:01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5:20:23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5:31:0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5:33:2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5:35:06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5:36:05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5:40:16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5:49:5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10">
            <text:p>`12/09/2023</text:p>
          </table:table-cell>
          <table:table-cell office:value-type="string" table:style-name="ce11">
            <text:p>`8:15:0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7:42:49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7:53:00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7:53:08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8:15:14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8:19:24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8:21:25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8:26:30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12:00:3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12:00:41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12:03:03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12:03:3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12:44:2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12:52:52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12:52:5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1:01:45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5:30:3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5:33:3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5:35:4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5:37:2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5:39:3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5:41:3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5:41:3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10">
            <text:p>`13/09/2023</text:p>
          </table:table-cell>
          <table:table-cell office:value-type="string" table:style-name="ce11">
            <text:p>`8:15:15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7:25:06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7:44:02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7:44:30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7:55:48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8:13:35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8:15:23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8:16:58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8:25:07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12:01:36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12:03:48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12:05:4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12:05:4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12:26:0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12:32:22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12:32:3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12:53:05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12:57:01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5:30:46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5:33:30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5:36:2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5:38:01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5:38:02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5:41:41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string" table:style-name="ce10">
            <text:p>`14/09/2023</text:p>
          </table:table-cell>
          <table:table-cell office:value-type="string" table:style-name="ce11">
            <text:p>`8:15:11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6:05:36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7:32:00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8:15:37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8:19:20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8:19:40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8:21:56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8:22:06 am</text:p>
          </table:table-cell>
          <table:table-cell office:value-type="string" table:style-name="ce2">
            <text:p>Time In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12:00:3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12:02:25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12:05:12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12:05:12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12:07:56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12:37:2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1:01:35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1:03:12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5:32:07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5:33:1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5:36:1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5:37:04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5:52:31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5:52:31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string" table:style-name="ce10">
            <text:p>`15/09/2023</text:p>
          </table:table-cell>
          <table:table-cell office:value-type="string" table:style-name="ce11">
            <text:p>`8:15:09 am</text:p>
          </table:table-cell>
          <table:table-cell office:value-type="string" table:style-name="ce2">
            <text:p>Time Out</text:p>
          </table:table-cell>
          <table:table-cell table:style-name="ce1"/>
          <table:table-cell table:style-name="ce9"/>
          <table:table-cell table:number-columns-repeated="16378" table:style-name="ce1"/>
        </table:table-row>
        <table:table-row table:number-rows-repeated="1048365" table:style-name="ro1">
          <table:table-cell table:number-columns-repeated="16384"/>
        </table:table-row>
      </table:table>
      <table:table table:name="Sheet4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3" table:default-cell-style-name="ce1"/>
        <table:table-column table:style-name="co7" table:number-columns-repeated="16383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Bio Id</text:p>
          </table:table-cell>
          <table:table-cell office:value-type="string" table:style-name="ce2">
            <text:p>T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08/01/2023 <text:s/>5:03:56 AM</text:p>
          </table:table-cell>
          <table:table-cell office:value-type="float" office:value="789789" table:style-name="ce2">
            <text:p>7897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08/01/2023 <text:s/>5:03:57 AM</text:p>
          </table:table-cell>
          <table:table-cell office:value-type="float" office:value="789789" table:style-name="ce2">
            <text:p>7897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08/01/2023 <text:s/>5:03:58 AM</text:p>
          </table:table-cell>
          <table:table-cell office:value-type="float" office:value="789789" table:style-name="ce2">
            <text:p>7897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08/01/2023 <text:s/>5:03:59 AM</text:p>
          </table:table-cell>
          <table:table-cell office:value-type="float" office:value="789789" table:style-name="ce2">
            <text:p>7897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08/01/2023 <text:s/>12:03:56 PM</text:p>
          </table:table-cell>
          <table:table-cell office:value-type="float" office:value="789789" table:style-name="ce2">
            <text:p>7897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08/01/2023 <text:s/>1:15:56 PM</text:p>
          </table:table-cell>
          <table:table-cell office:value-type="float" office:value="789789" table:style-name="ce2">
            <text:p>7897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08/01/2023 <text:s/>6:30:56 PM</text:p>
          </table:table-cell>
          <table:table-cell office:value-type="float" office:value="789789" table:style-name="ce2">
            <text:p>7897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08/02/2023 <text:s/>8:30:56 AM</text:p>
          </table:table-cell>
          <table:table-cell office:value-type="float" office:value="789789" table:style-name="ce2">
            <text:p>7897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08/02/2023 <text:s/>12:00:11 PM</text:p>
          </table:table-cell>
          <table:table-cell office:value-type="float" office:value="789789" table:style-name="ce2">
            <text:p>7897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08/02/2023 <text:s/>12:30:16 PM</text:p>
          </table:table-cell>
          <table:table-cell office:value-type="float" office:value="789789" table:style-name="ce2">
            <text:p>7897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08/02/2023 <text:s/>5:30:59 PM</text:p>
          </table:table-cell>
          <table:table-cell office:value-type="float" office:value="789789" table:style-name="ce2">
            <text:p>789789</text:p>
          </table:table-cell>
          <table:table-cell table:number-columns-repeated="16382" table:style-name="ce1"/>
        </table:table-row>
        <table:table-row table:number-rows-repeated="2" table:style-name="ro1">
          <table:table-cell office:value-type="string" table:style-name="ce4">
            <text:p>08/03/2023 <text:s/>7:30:59 AM</text:p>
          </table:table-cell>
          <table:table-cell office:value-type="float" office:value="789789" table:style-name="ce2">
            <text:p>7897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08/03/2023 <text:s/>12:30:00 PM</text:p>
          </table:table-cell>
          <table:table-cell office:value-type="float" office:value="789789" table:style-name="ce2">
            <text:p>7897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08/03/2023 <text:s/>1:30:00 PM</text:p>
          </table:table-cell>
          <table:table-cell office:value-type="float" office:value="789789" table:style-name="ce2">
            <text:p>789789</text:p>
          </table:table-cell>
          <table:table-cell table:number-columns-repeated="16382" table:style-name="ce1"/>
        </table:table-row>
        <table:table-row table:number-rows-repeated="3" table:style-name="ro1">
          <table:table-cell office:value-type="string" table:style-name="ce4">
            <text:p>08/03/2023 <text:s/>5:30:59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number-rows-repeated="3" table:style-name="ro1">
          <table:table-cell office:value-type="string" table:style-name="ce4">
            <text:p>08/04/2023 <text:s/>8:30:0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4/2023 <text:s/>12:00:56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4/2023 <text:s/>12:3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4">
            <text:p>08/04/2023 <text:s/>2:00:56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5/2023 <text:s/>8:00:0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5/2023 <text:s/>8:00:1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5/2023 <text:s/>12:0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5/2023 <text:s/>12:59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5/2023 <text:s/>5:3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5/2023 <text:s/>5:30:33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6/2023 <text:s/>8:00:0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6/2023 <text:s/>8:00:1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6/2023 <text:s/>12:0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6/2023 <text:s/>12:59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6/2023 <text:s/>5:3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6/2023 <text:s/>5:30:33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7/2023 <text:s/>8:00:0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7/2023 <text:s/>8:00:1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7/2023 <text:s/>12:0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7/2023 <text:s/>12:59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7/2023 <text:s/>5:3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7/2023 <text:s/>5:30:33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8/2023 <text:s/>8:00:0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8/2023 <text:s/>8:00:1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8/2023 <text:s/>12:0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8/2023 <text:s/>12:59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8/2023 <text:s/>5:3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8/2023 <text:s/>5:30:33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9/2023 <text:s/>8:00:0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9/2023 <text:s/>8:00:1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9/2023 <text:s/>12:0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9/2023 <text:s/>12:59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9/2023 <text:s/>5:3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9/2023 <text:s/>5:30:33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0/2023 <text:s/>8:00:0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0/2023 <text:s/>8:00:1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0/2023 <text:s/>12:0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0/2023 <text:s/>12:59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0/2023 <text:s/>5:3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0/2023 <text:s/>5:30:33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1/2023 <text:s/>8:00:0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1/2023 <text:s/>8:00:1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1/2023 <text:s/>12:0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1/2023 <text:s/>12:59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1/2023 <text:s/>5:3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1/2023 <text:s/>5:30:33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2/2023 <text:s/>8:00:0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2/2023 <text:s/>8:00:1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2/2023 <text:s/>12:0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2/2023 <text:s/>12:59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2/2023 <text:s/>5:3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2/2023 <text:s/>5:30:33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3/2023 <text:s/>8:00:0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3/2023 <text:s/>8:00:1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3/2023 <text:s/>12:0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3/2023 <text:s/>12:59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3/2023 <text:s/>5:3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3/2023 <text:s/>5:30:33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4/2023 <text:s/>8:00:0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4/2023 <text:s/>8:00:1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4/2023 <text:s/>12:0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4/2023 <text:s/>12:59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4/2023 <text:s/>5:3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4/2023 <text:s/>5:30:33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5/2023 <text:s/>8:00:0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5/2023 <text:s/>8:00:10 A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5/2023 <text:s/>12:0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5/2023 <text:s/>12:59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5/2023 <text:s/>5:30:00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15/2023 <text:s/>5:30:33 PM</text:p>
          </table:table-cell>
          <table:table-cell office:value-type="float" office:value="789789" table:style-name="ce2">
            <text:p>78978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1/2023 <text:s/>7:03:56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1/2023 <text:s/>7:03:57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1/2023 <text:s/>7:03:58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1/2023 <text:s/>7:03:59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1/2023 <text:s/>12:03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1/2023 <text:s/>1:15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1/2023 <text:s/>6:30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2/2023 <text:s/>7:30:56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2/2023 <text:s/>7:30:57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2/2023 <text:s/>7:30:58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2/2023 <text:s/>7:30:59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2/2023 <text:s/>12:03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2/2023 <text:s/>1:15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2/2023 <text:s/>6:30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3/2023 <text:s/>7:03:56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3/2023 <text:s/>7:03:57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3/2023 <text:s/>7:03:58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3/2023 <text:s/>7:03:59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3/2023 <text:s/>12:03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3/2023 <text:s/>1:15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3/2023 <text:s/>6:30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4/2023 <text:s/>7:30:56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4/2023 <text:s/>7:30:57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4/2023 <text:s/>7:30:58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4/2023 <text:s/>7:30:59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4/2023 <text:s/>12:03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4/2023 <text:s/>1:15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4/2023 <text:s/>6:30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5/2023 <text:s/>7:30:56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5/2023 <text:s/>7:30:57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5/2023 <text:s/>7:30:58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5/2023 <text:s/>7:30:59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5/2023 <text:s/>12:03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5/2023 <text:s/>1:15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5/2023 <text:s/>6:30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6/2023 <text:s/>7:30:56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6/2023 <text:s/>7:30:57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6/2023 <text:s/>7:30:58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6/2023 <text:s/>7:30:59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6/2023 <text:s/>12:03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6/2023 <text:s/>1:15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6/2023 <text:s/>6:30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7/2023 <text:s/>7:30:56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7/2023 <text:s/>7:30:57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7/2023 <text:s/>7:30:58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7/2023 <text:s/>7:30:59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7/2023 <text:s/>12:03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7/2023 <text:s/>1:15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7/2023 <text:s/>6:30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8/2023 <text:s/>7:30:56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8/2023 <text:s/>7:30:57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8/2023 <text:s/>7:30:58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8/2023 <text:s/>7:30:59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8/2023 <text:s/>12:03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8/2023 <text:s/>1:15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8/2023 <text:s/>6:30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9/2023 <text:s/>7:30:56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9/2023 <text:s/>7:30:57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9/2023 <text:s/>7:30:58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9/2023 <text:s/>7:30:59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9/2023 <text:s/>12:03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9/2023 <text:s/>1:15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09/2023 <text:s/>6:30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0/2023 <text:s/>7:30:56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0/2023 <text:s/>7:30:57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0/2023 <text:s/>7:30:58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0/2023 <text:s/>7:30:59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0/2023 <text:s/>12:03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0/2023 <text:s/>1:15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0/2023 <text:s/>6:30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1/2023 <text:s/>7:30:56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1/2023 <text:s/>7:30:57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1/2023 <text:s/>7:30:58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1/2023 <text:s/>7:30:59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1/2023 <text:s/>12:03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1/2023 <text:s/>1:15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1/2023 <text:s/>6:30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2/2023 <text:s/>7:03:56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2/2023 <text:s/>7:03:57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2/2023 <text:s/>7:03:58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2/2023 <text:s/>7:03:59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2/2023 <text:s/>12:03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2/2023 <text:s/>1:15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2/2023 <text:s/>6:30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3/2023 <text:s/>7:03:56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3/2023 <text:s/>7:03:57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3/2023 <text:s/>7:03:58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3/2023 <text:s/>7:03:59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3/2023 <text:s/>12:03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3/2023 <text:s/>1:15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3/2023 <text:s/>6:30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4/2023 <text:s/>7:03:56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4/2023 <text:s/>7:03:57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4/2023 <text:s/>7:03:58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4/2023 <text:s/>7:03:59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4/2023 <text:s/>12:03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4/2023 <text:s/>1:15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4/2023 <text:s/>6:30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5/2023 <text:s/>7:03:56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5/2023 <text:s/>7:03:57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5/2023 <text:s/>7:03:58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5/2023 <text:s/>7:03:59 A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5/2023 <text:s/>12:03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5/2023 <text:s/>1:15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/15/2023 <text:s/>6:30:56 PM</text:p>
          </table:table-cell>
          <table:table-cell office:value-type="float" office:value="233599" table:style-name="ce5">
            <text:p>233599</text:p>
          </table:table-cell>
          <table:table-cell table:number-columns-repeated="16382"/>
        </table:table-row>
        <table:table-row table:number-rows-repeated="1048379" table:style-name="ro1">
          <table:table-cell table:number-columns-repeated="16384"/>
        </table:table-row>
      </table:table>
      <table:table table:name="Sheet2" table:style-name="ta2">
        <table:table-column table:style-name="co9" table:default-cell-style-name="ce1"/>
        <table:table-column table:style-name="co1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3">
            <text:p>Time</text:p>
          </table:table-cell>
          <table:table-cell office:value-type="string" table:style-name="ce1">
            <text:p>Employee</text:p>
          </table:table-cell>
          <table:table-cell table:style-name="ce1"/>
          <table:table-cell office:value-type="string" table:style-name="ce4">
            <text:p>08/01/2023 <text:s/>5:03:56 AM</text:p>
          </table:table-cell>
          <table:table-cell office:value-type="string" table:style-name="ce2">
            <text:p>IN2023000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2/19/2021 <text:s/>5:03:56 AM</text:p>
          </table:table-cell>
          <table:table-cell office:value-type="string" table:style-name="ce1">
            <text:p>IN202300001</text:p>
          </table:table-cell>
          <table:table-cell table:style-name="ce1"/>
          <table:table-cell office:value-type="string" table:style-name="ce4">
            <text:p>08/01/2023 <text:s/>5:03:57 AM</text:p>
          </table:table-cell>
          <table:table-cell office:value-type="string" table:style-name="ce2">
            <text:p>IN2023000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2/19/2021 <text:s/>6:00:18 AM</text:p>
          </table:table-cell>
          <table:table-cell office:value-type="string" table:style-name="ce1">
            <text:p>IN202300001</text:p>
          </table:table-cell>
          <table:table-cell table:style-name="ce1"/>
          <table:table-cell office:value-type="string" table:style-name="ce4">
            <text:p>08/01/2023 <text:s/>5:03:58 AM</text:p>
          </table:table-cell>
          <table:table-cell office:value-type="string" table:style-name="ce2">
            <text:p>IN2023000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2/19/2021 <text:s/>6:00:18 AM</text:p>
          </table:table-cell>
          <table:table-cell office:value-type="string" table:style-name="ce1">
            <text:p>IN202300001</text:p>
          </table:table-cell>
          <table:table-cell table:style-name="ce1"/>
          <table:table-cell office:value-type="string" table:style-name="ce4">
            <text:p>08/01/2023 <text:s/>5:03:59 AM</text:p>
          </table:table-cell>
          <table:table-cell office:value-type="string" table:style-name="ce2">
            <text:p>IN2023000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2/19/2021 <text:s/>6:00:18 AM</text:p>
          </table:table-cell>
          <table:table-cell office:value-type="string" table:style-name="ce1">
            <text:p>IN202300001</text:p>
          </table:table-cell>
          <table:table-cell table:style-name="ce1"/>
          <table:table-cell office:value-type="string" table:style-name="ce4">
            <text:p>08/01/2023 <text:s/>12:03:56 PM</text:p>
          </table:table-cell>
          <table:table-cell office:value-type="string" table:style-name="ce2">
            <text:p>IN2023000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2/19/2021 <text:s/>6:00:15 AM</text:p>
          </table:table-cell>
          <table:table-cell office:value-type="string" table:style-name="ce1">
            <text:p>IN202300001</text:p>
          </table:table-cell>
          <table:table-cell table:style-name="ce1"/>
          <table:table-cell office:value-type="string" table:style-name="ce4">
            <text:p>08/01/2023 <text:s/>1:15:56 PM</text:p>
          </table:table-cell>
          <table:table-cell office:value-type="string" table:style-name="ce2">
            <text:p>IN2023000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2/19/2021 <text:s/>6:00:12 AM</text:p>
          </table:table-cell>
          <table:table-cell table:number-columns-repeated="2" table:style-name="ce1"/>
          <table:table-cell office:value-type="string" table:style-name="ce4">
            <text:p>08/01/2023 <text:s/>6:30:56 PM</text:p>
          </table:table-cell>
          <table:table-cell office:value-type="string" table:style-name="ce2">
            <text:p>IN2023000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2/19/2021 <text:s/>6:01:12 AM</text:p>
          </table:table-cell>
          <table:table-cell office:value-type="string" table:style-name="ce1">
            <text:p>IN202300001</text:p>
          </table:table-cell>
          <table:table-cell table:style-name="ce1"/>
          <table:table-cell office:value-type="string" table:style-name="ce4">
            <text:p>08/02/2023 <text:s/>8:30:56 AM</text:p>
          </table:table-cell>
          <table:table-cell office:value-type="string" table:style-name="ce2">
            <text:p>IN2023000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2/19/2021 <text:s/>7:36:18 AM</text:p>
          </table:table-cell>
          <table:table-cell office:value-type="string" table:style-name="ce1">
            <text:p>IN202300001</text:p>
          </table:table-cell>
          <table:table-cell table:style-name="ce1"/>
          <table:table-cell office:value-type="string" table:style-name="ce4">
            <text:p>08/02/2023 <text:s/>12:00:11 PM</text:p>
          </table:table-cell>
          <table:table-cell office:value-type="string" table:style-name="ce2">
            <text:p>IN2023000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2/14/2021 <text:s/>7:36:27 AM</text:p>
          </table:table-cell>
          <table:table-cell table:number-columns-repeated="2" table:style-name="ce1"/>
          <table:table-cell office:value-type="string" table:style-name="ce4">
            <text:p>08/02/2023 <text:s/>12:30:16 PM</text:p>
          </table:table-cell>
          <table:table-cell office:value-type="string" table:style-name="ce2">
            <text:p>IN2023000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2/17/2021 <text:s/>7:36:28 AM</text:p>
          </table:table-cell>
          <table:table-cell office:value-type="string" table:style-name="ce1">
            <text:p>IN202300001</text:p>
          </table:table-cell>
          <table:table-cell table:style-name="ce1"/>
          <table:table-cell office:value-type="string" table:style-name="ce4">
            <text:p>08/02/2023 <text:s/>5:30:59 PM</text:p>
          </table:table-cell>
          <table:table-cell office:value-type="string" table:style-name="ce2">
            <text:p>IN2023000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2/14/2021 <text:s/>7:38:54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4/2021 <text:s/>7:45:29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4/2021 <text:s/>8:05:19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4/2021 <text:s/>8:06:54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4/2021 <text:s/>8:11:46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4/2021 <text:s/>8:18:0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19:28 A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6">
            <text:p>12/14/2021 <text:s/>8:19:2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24:1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33:3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42:0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42:1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42:1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42:1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46:2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51:1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51:1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52:0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57:0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57:0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57:1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57:1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58:4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9:00:4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9:01:5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9:10:4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9:11:0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9:11:2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9:16:3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9:21:3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9:30:0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9:30:0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9:33:1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9:47:5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9:49:1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10:31:4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12:55:3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12:55:4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1:55:5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1:55:5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34:2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34:3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34:4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34:5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36:5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37:0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44:1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45:1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45:3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45:5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46:0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46:0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46:0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50:2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50:2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52:3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53:3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53:3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54:2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5:54:3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00:0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02:4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04:3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07:0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10:0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10:1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10:1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10:1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17:1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17:1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18:2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22:0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22:0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26:3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26:3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31:4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33:5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34:4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36:3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36:3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36:4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41:2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57:4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6:58:55 P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6">
            <text:p>12/14/2021 <text:s/>7:41:4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01:3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01:4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02:0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02:0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02:5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08:0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21:2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23:5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23:5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4/2021 <text:s/>8:24:0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06:5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6:52:5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7:15:2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7:25:1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7:26:0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7:26:0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7:54:1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00:4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00:5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06:5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09:4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10:1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10:2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20:4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21:2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21:3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22:5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26:1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27:2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31:0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37:3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39:5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47:1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49:5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55:0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55:0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55:1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57:2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57:2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57:5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58:4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8:59:5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9:10:1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9:10:28 A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6">
            <text:p>12/15/2021 <text:s/>9:10:3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9:17:4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9:17:4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9:19:3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9:24:3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9:59:5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0:37:5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1:00:1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1:48:5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08:0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09:1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09:2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09:3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09:3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09:3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09:4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09:4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11:1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11:1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30:5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31:0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31:0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31:0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43:5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44:0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44:0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49:0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49:1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49:1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49:1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49:2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49:2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49:3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53:2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54:3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2:54:3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:14:2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:14:3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:14:3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:14:3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:14:3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:14:4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:44:1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1:44:5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4:21:3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4:21:3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4:22:2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25:1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32:3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36:1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36:3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37:2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38:2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38:2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40:2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41:3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44:0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44:4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44:4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45:1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46:0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46:0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46:0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46:1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46:1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52:41 P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6">
            <text:p>12/15/2021 <text:s/>5:54:4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54:4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55:3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58:0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58:0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5:58:0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6:06:4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6:14:1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6:14:4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6:18:1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6:19:5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6:20:1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6:30:0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6:35:2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6:37:2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6:37:2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6:41:2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6:41:4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6:57:1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6:57:1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7:00:0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7:00:3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7:00:3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7:00:4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7:00:4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7:08:1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7:31:3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7:41:0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5/2021 <text:s/>9:46:0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44:2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6:34:2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07:3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12:5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25:2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36:0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48:2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48:3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53:5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54:0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09:0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09:0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09:1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10:5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10:5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10:5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10:5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11:4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14:4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20:3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20:3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22:1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31:2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32:5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39:5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40:5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44:4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46:5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51:2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59:2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03:4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05:0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05:0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05:2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08:5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11:2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14:3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20:0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22:1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22:4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22:4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28:3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36:1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36:1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37:0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45:2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52:0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0:07:2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0:59:2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1:13:4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1:22:3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1:22:3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1:23:2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1:23:4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1:51:4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1:51:5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1:51:5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1:52:0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1:52:0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2:04:4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2:04:5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2:04:5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2:05:0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2:05:1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2:22:1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2:29:0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2:29:0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2:29:0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2:29:0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2:39:5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2:45:2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:00:4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:00:5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:00:5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:01:0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:01:1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:24:4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:24:5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:24:5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:24:5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1:25:1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2:27:3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3:39:0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4:55:4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26:0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26:1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30:0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32:4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32:4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32:5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33:2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36:3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36:4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36:4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37:0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37:0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37:3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37:4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43:4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43:4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48:4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48:5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49:0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50:3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51:0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51:1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53:2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5:59:1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6:01:4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6:09:3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6:09:3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6:09:4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6:17:5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6:41:2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6:44:5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04:5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04:5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24:5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24:5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33:3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33:3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35:2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39:0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41:2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48:2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48:2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7:48:2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04:1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28:5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8:38:3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6/2021 <text:s/>9:07:4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6:00:3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6:22:5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7:01:4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7:13:0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7:25:2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7:45:1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7:45:2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7:50:2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8:05:3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8:15:2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8:21:5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8:29:1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8:35:2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8:38:0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8:40:0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8:44:2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8:46:3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8:52:0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8:55:1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00:5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00:5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01:0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02:4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04:2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05:3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09:5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12:5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15:5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16:0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24:5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29:07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7/2021 <text:s/>9:35:02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7/2021 <text:s/>9:42:59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7/2021 <text:s/>9:44:08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7/2021 <text:s/>9:48:21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7/2021 <text:s/>10:09:49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7/2021 <text:s/>10:09:53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7/2021 <text:s/>10:47:52 AM</text:p>
          </table:table-cell>
          <table:table-cell office:value-type="string" table:style-name="ce7">
            <text:p>IN20230000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12/17/2021 <text:s/>11:04:28 AM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string" table:style-name="ce6">
            <text:p>12/17/2021 <text:s/>11:50:58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7/2021 <text:s/>11:51:50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7/2021 <text:s/>11:53:02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7/2021 <text:s/>12:07:11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7/2021 <text:s/>12:07:20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7/2021 <text:s/>12:17:02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17/2021 <text:s/>12:25:0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12:25:0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12:35:0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1:02:3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1:03:4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1:03:5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1:05:4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1:16:4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1:16:5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1:16:5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1:38:1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2:52:0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2:52:0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2:52:0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3:23:0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3:27:1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36:5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36:5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36:5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37:1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37:1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37:1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37:2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37:2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37:2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38:2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39:25 P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6">
            <text:p>12/17/2021 <text:s/>5:39:2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40:0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40:0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40:4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40:5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40:5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41:1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46:3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46:3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48:0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48:5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49:0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49:0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49:52 P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6">
            <text:p>12/17/2021 <text:s/>5:51:0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51:0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51:0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51:0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5:52:2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6:01:34 P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6">
            <text:p>12/17/2021 <text:s/>6:07:1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6:08:0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6:08:0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6:08:1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6:08:2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6:08:3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6:08:3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6:18:0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7:00:0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8:47:06 P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6">
            <text:p>12/17/2021 <text:s/>9:00:1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04:0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04:1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30:1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30:1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30:1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31:3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7/2021 <text:s/>9:36:1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8/2021 <text:s/>5:52:1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8/2021 <text:s/>8:03:0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8/2021 <text:s/>8:32:5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8/2021 <text:s/>5:33:1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8/2021 <text:s/>5:33:1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8/2021 <text:s/>5:49:5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8/2021 <text:s/>5:52:1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8/2021 <text:s/>5:52:1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8/2021 <text:s/>6:39:1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9/2021 <text:s/>6:03:3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9/2021 <text:s/>7:01:0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9/2021 <text:s/>6:31:3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9/2021 <text:s/>7:06:2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19/2021 <text:s/>7:06:2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36:4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40:5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53:3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08:5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11:0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38:0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48:0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51:1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55:3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55:4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57:0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58:0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8:07:2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8:07:2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8:14:5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8:17:2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8:25:3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8:25:3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8:25:3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8:31:0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8:31:0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8:42:1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8:42:1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8:42:1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8:44:1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8:51:3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01:0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03:1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03:1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03:1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05:3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05:4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07:2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11:4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11:4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13:2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16:4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21:0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22:3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22:3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24:2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24:2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24:3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24:3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24:3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28:4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32:5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43:5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51:0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51:0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10:54:4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11:22:5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11:44:2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11:48:2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11:48:3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12:06:2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12:06:2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12:23:1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12:23:1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12:46:1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12:55:3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1:13:5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1:49:1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22:3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35:1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37:3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38:4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39:0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39:0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39:5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40:2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40:5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41:3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41:3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41:3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41:3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42:0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43:2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44:3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44:4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45:1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46:0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47:2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47:2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48:2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5:56:2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02:3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03:1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04:0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12:4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12:5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12:5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12:5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13:0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13:1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14:0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14:2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15:4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15:5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16:1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17:1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18:0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41:0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6:41:3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34:1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34:1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34:2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34:2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34:3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34:4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34:5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35:3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7:44:1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8:30:2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0/2021 <text:s/>9:27:1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43:3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6:54:2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6:58:3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7:20:3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7:27:1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7:44:3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7:45:2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7:45:4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7:57:0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7:57:0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05:0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10:1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16:09 A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6">
            <text:p>12/21/2021 <text:s/>8:24:5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24:5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31:2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32:2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32:2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40:5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41:5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41:5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49:3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51:2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51:3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51:3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54:2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54:5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55:0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56:4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02:2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03:4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05:1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05:1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05:5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08:2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11:1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17:2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17:2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27:1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32:5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33:3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37:2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37:2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41:5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42:0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42:0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42:0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46:4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46:5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9:59:0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10:06:2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10:45:0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10:45:0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11:07:0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11:34:5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11:34:5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11:35:3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11:57:55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1/2021 <text:s/>12:03:27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1/2021 <text:s/>12:08:08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1/2021 <text:s/>12:09:22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1/2021 <text:s/>12:23:14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1/2021 <text:s/>12:23:15 PM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string" table:style-name="ce6">
            <text:p>12/21/2021 <text:s/>12:23:19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1/2021 <text:s/>12:37:26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1/2021 <text:s/>12:38:54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1/2021 <text:s/>12:38:59 PM</text:p>
          </table:table-cell>
          <table:table-cell office:value-type="string" table:style-name="ce1">
            <text:p>IN20230001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12/21/2021 <text:s/>12:39:00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1/2021 <text:s/>12:56:00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1/2021 <text:s/>12:56:16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1/2021 <text:s/>1:06:09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1/2021 <text:s/>1:06:10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1/2021 <text:s/>1:12:5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3:08:5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4:27:3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0:0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0:0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2:4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3:3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6:1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6:3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6:4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7:0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7:5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8:3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8:3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8:5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8:5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9:0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9:0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9:4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39:4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41:0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41:0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41:0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46:2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54:3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55:0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55:1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5:56:3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6:00:0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6:12:1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6:12:1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6:12:2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6:12:2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6:12:2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6:17:46 P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6">
            <text:p>12/21/2021 <text:s/>6:17:4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6:19:0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6:31:08 P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6">
            <text:p>12/21/2021 <text:s/>6:39:5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6:40:0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6:54:2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6:56:2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7:31:55 P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6">
            <text:p>12/21/2021 <text:s/>7:32:1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7:32:1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7:32:2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7:32:2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7:32:2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7:59:4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04:0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04:0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04:1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28:3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1/2021 <text:s/>8:40:0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59:1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6:25:2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6:55:1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6:58:0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6:59:2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7:04:4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7:28:5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7:41:2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7:41:3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7:54:2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7:59:2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7:59:2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07:2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12:0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14:0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14:0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21:3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22:0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22:0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22:0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23:5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24:3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24:3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31:0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32:4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36:1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36:3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45:3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49:3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49:5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51:4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55:0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56:1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56:1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57:3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04:0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08:3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08:5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12:2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12:2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13:2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14:3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15:1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17:0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18:4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23:5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26:2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26:3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32:4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39:4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40:0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9:42:0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0:13:4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0:32:1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0:47:0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0:51:5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1:26:5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1:27:4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1:45:0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2:05:4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2:05:4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2:05:4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2:05:4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2:05:5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2:15:5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2:15:5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2:15:5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2:15:5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2:26:0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2:27:1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2:27:4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2:41:3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2:59:3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:39:5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:39:5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1:53:5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2:59:3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3:05:2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3:18:0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18:5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3:0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3:3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4:0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4:1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4:4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5:3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7:1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7:2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7:2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7:2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7:3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7:5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8:0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8:0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8:1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8:3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8:4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9:3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9:4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9:5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39:5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40:1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53:5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53:5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54:2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54:3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55:1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55:3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58:1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5:58:2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6:12:3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6:16:2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6:16:2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6:16:2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6:17:5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6:17:5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6:18:0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6:18:1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6:19:4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6:22:1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6:22:1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7:09:1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7:30:5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7:31:1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7:31:1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7:32:2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7:32:3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7:35:1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7:35:2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7:35:2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01:0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2/2021 <text:s/>8:07:3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6:20:2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6:35:2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6:45:3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6:49:4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7:00:3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7:11:2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7:11:2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7:46:3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7:46:4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7:46:5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7:54:1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04:4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04:4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10:2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12:4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14:2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14:3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15:2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16:2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23:3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23:3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23:3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23:39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31:3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39:2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39:3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41:1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45:4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9:00:4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9:02:4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9:06:4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9:07:5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9:10:0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9:16:2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9:20:3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9:25:1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9:32:5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9:37:0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9:40:40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9:40:4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9:55:3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9:55:3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0:25:3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0:35:5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0:36:38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1:57:26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2:04:5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2:20:4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2:20:4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2:22:13 P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6">
            <text:p>12/23/2021 <text:s/>12:22:1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2:24:5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2:35:0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2:35:2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2:54:0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2:54:0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2:54:0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:17:1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:17:1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1:17:2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2:24:3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3:08:2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3:08:3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3:21:5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3:21:5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4:12:1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4:21:4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4:49:4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32:2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32:2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32:2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32:2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32:2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1:2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1:2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2:2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2:24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3:2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4:1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4:5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4:59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5:0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5:0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5:2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5:4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5:4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6:0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8:4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8:5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8:5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8:5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9:0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9:2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9:2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49:4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51:1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51:1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5:53:2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6:02:3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6:03:1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6:05:4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6:10:1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6:53:2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6:56:5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7:01:5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7:01:5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7:01:58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7:02:0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7:02:0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7:02:0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7:02:1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7:02:20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21:3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32:0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8:46:12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3/2021 <text:s/>9:55:33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4/2021 <text:s/>6:13:53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4/2021 <text:s/>6:28:35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4/2021 <text:s/>6:28:58 A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6">
            <text:p>12/24/2021 <text:s/>8:10:11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4/2021 <text:s/>8:10:12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4/2021 <text:s/>12:23:36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4/2021 <text:s/>12:23:37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4/2021 <text:s/>5:30:05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4/2021 <text:s/>6:03:45 PM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6">
            <text:p>12/25/2021 <text:s/>5:30:14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5/2021 <text:s/>7:00:47 A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5/2021 <text:s/>6:32:41 PM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2/25/2021 <text:s/>7:01:15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6/2021 <text:s/>6:08:35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6/2021 <text:s/>7:14:43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6/2021 <text:s/>7:18:01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6/2021 <text:s/>6:10:35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6/2021 <text:s/>6:23:07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6:14:20 AM</text:p>
          </table:table-cell>
          <table:table-cell office:value-type="string" table:style-name="ce1">
            <text:p>IN20230001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12/27/2021 <text:s/>6:17:41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6:56:14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6:59:22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7:03:00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7:40:48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7:46:35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7:53:13 AM</text:p>
          </table:table-cell>
          <table:table-cell office:value-type="string" table:style-name="ce7">
            <text:p>IN20230000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12/27/2021 <text:s/>7:56:48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7:56:50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7:56:51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11:54 AM</text:p>
          </table:table-cell>
          <table:table-cell office:value-type="string" table:style-name="ce1">
            <text:p>IN20230001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12/27/2021 <text:s/>8:14:03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16:15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17:50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17:51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18:22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18:39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20:42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24:08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29:19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29:40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29:42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29:43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30:30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33:58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46:36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48:19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48:22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48:23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49:32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49:57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50:02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50:03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8:50:07 AM</text:p>
          </table:table-cell>
          <table:table-cell office:value-type="string" table:style-name="ce1">
            <text:p>IN20230001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12/27/2021 <text:s/>9:02:35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9:08:23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9:13:09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9:21:41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9:48:57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9:56:33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0:03:27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0:07:36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0:11:34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0:11:35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0:28:31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1:03:44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2:06:22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2:10:09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2:11:36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2:11:37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2:19:11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2:19:14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2:34:55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2:38:01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2:41:24 PM</text:p>
          </table:table-cell>
          <table:table-cell office:value-type="string" table:style-name="ce1">
            <text:p>IN20230001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12/27/2021 <text:s/>12:41:29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2:41:30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2:49:57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:04:09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12/27/2021 <text:s/>1:07:01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08/01/2023 <text:s/>5:03:56 AM</text:p>
          </table:table-cell>
          <table:table-cell office:value-type="string" table:style-name="ce2">
            <text:p>IN20230000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1/2023 <text:s/>5:03:57 AM</text:p>
          </table:table-cell>
          <table:table-cell office:value-type="string" table:style-name="ce2">
            <text:p>IN20230000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1/2023 <text:s/>5:03:58 AM</text:p>
          </table:table-cell>
          <table:table-cell office:value-type="string" table:style-name="ce2">
            <text:p>IN20230000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1/2023 <text:s/>5:03:59 AM</text:p>
          </table:table-cell>
          <table:table-cell office:value-type="string" table:style-name="ce2">
            <text:p>IN20230000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1/2023 <text:s/>12:03:56 PM</text:p>
          </table:table-cell>
          <table:table-cell office:value-type="string" table:style-name="ce2">
            <text:p>IN20230000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1/2023 <text:s/>1:15:56 PM</text:p>
          </table:table-cell>
          <table:table-cell office:value-type="string" table:style-name="ce2">
            <text:p>IN20230000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1/2023 <text:s/>6:30:56 PM</text:p>
          </table:table-cell>
          <table:table-cell office:value-type="string" table:style-name="ce2">
            <text:p>IN20230000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1/2023 <text:s/>6:03:56 AM</text:p>
          </table:table-cell>
          <table:table-cell office:value-type="string" table:style-name="ce2">
            <text:p>IN20230000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1/2023 <text:s/>6:03:57 AM</text:p>
          </table:table-cell>
          <table:table-cell office:value-type="string" table:style-name="ce2">
            <text:p>IN20230000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1/2023 <text:s/>6:03:58 AM</text:p>
          </table:table-cell>
          <table:table-cell office:value-type="string" table:style-name="ce2">
            <text:p>IN20230000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1/2023 <text:s/>6:03:59 AM</text:p>
          </table:table-cell>
          <table:table-cell office:value-type="string" table:style-name="ce2">
            <text:p>IN20230000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1/2023 <text:s/>12:03:56 PM</text:p>
          </table:table-cell>
          <table:table-cell office:value-type="string" table:style-name="ce2">
            <text:p>IN20230000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1/2023 <text:s/>12:55:12 PM</text:p>
          </table:table-cell>
          <table:table-cell office:value-type="string" table:style-name="ce2">
            <text:p>IN20230000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8/01/2023 <text:s/>7:30:56 PM</text:p>
          </table:table-cell>
          <table:table-cell office:value-type="string" table:style-name="ce2">
            <text:p>IN202300002</text:p>
          </table:table-cell>
          <table:table-cell table:number-columns-repeated="16382"/>
        </table:table-row>
        <table:table-row table:number-rows-repeated="104748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Narrow" svg:font-family="&quot;Arial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PRDC IT</meta:initial-creator>
    <dc:creator>user</dc:creator>
    <meta:creation-date>2023-07-05T07:13:41Z</meta:creation-date>
    <dc:date>2023-10-06T05:25:34Z</dc:date>
  </office:meta>
</office:document-meta>
</file>